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04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69.16mm"/>
    </style:style>
    <style:style style:name="co5" style:family="table-column">
      <style:table-column-properties fo:break-before="auto" style:column-width="72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wrap-option="wrap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ask</text:p>
          </table:table-cell>
          <table:table-cell table:style-name="ce3" office:value-type="string" calcext:value-type="string">
            <text:p>Node1(10.0.2.81) default, the only one</text:p>
          </table:table-cell>
          <table:table-cell table:style-name="ce3" office:value-type="string" calcext:value-type="string">
            <text:p>Node2(10.0.2.82), second n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op the database daemon</text:p>
          </table:table-cell>
          <table:table-cell table:style-name="ce4"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ke sure the service is not running</text:p>
          </table:table-cell>
          <table:table-cell table:style-name="ce4"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move log files</text:p>
          </table:table-cell>
          <table:table-cell table:style-name="ce4"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6" office:value-type="string" calcext:value-type="string">
            <text:p>maridb service must be offline, otherwise there will be problems in futu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up original server conf</text:p>
          </table:table-cell>
          <table:table-cell table:style-name="ce4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ke sure the backup is there</text:p>
          </table:table-cell>
          <table:table-cell table:style-name="ce4"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eck the content</text:p>
          </table:table-cell>
          <table:table-cell table:style-name="ce4"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rt the maridb server</text:p>
          </table:table-cell>
          <table:table-cell table:style-name="ce4" office:value-type="string" calcext:value-type="string" table:number-columns-spanned="2" table:number-rows-spanned="1">
            <text:p>systemctl restart mariad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 status</text:p>
          </table:table-cell>
          <table:table-cell table:style-name="ce4"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able after reboot</text:p>
          </table:table-cell>
          <table:table-cell table:style-name="ce4"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 if the database understand the server id’s</text:p>
          </table:table-cell>
          <table:table-cell table:style-name="ce4"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6" office:value-type="string" calcext:value-type="string">
            <text:p>this must be different on each nod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6" office:value-type="string" calcext:value-type="string">
            <text:p>This will not apply for new tables. We will remove read only at the end of instruc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0.0.2.82:~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0.0.2.82" identified by "replicator"; FLUSH PRIVILEGES;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0.0.2.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0.0.2.81", master_port=3306, master_user="replicator", master_password="replicator", master_use_gtid=slave_pos;'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6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est if everything we do transwers from node1 to node2. At first list all databases</text:p>
          </table:table-cell>
          <table:table-cell table:style-name="ce5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6" office:value-type="string" calcext:value-type="string">
            <text:p>if you run this command on second node (node2) then everything is messed up. You have to line 1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ake sure the database has been received at node2</text:p>
          </table:table-cell>
          <table:table-cell table:style-name="ce4"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6" office:value-type="string" calcext:value-type="string">
            <text:p>make sure the database is on node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0.0.2.81" identified by "replicator"; FLUSH PRIVILEGES;'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0.0.2.8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0.0.2.82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bserve again the database situation</text:p>
          </table:table-cell>
          <table:table-cell table:style-name="ce4" office:value-type="string" calcext:value-type="string" table:number-columns-spanned="2" table:number-rows-spanned="1">
            <text:p>mysql &lt;&lt;&lt; 'show databases;'</text:p>
          </table:table-cell>
          <table:covered-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heck if the database has disapiered from node1</text:p>
          </table:table-cell>
          <table:table-cell table:style-name="ce4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style-name="ce6" office:value-type="string" calcext:value-type="string">
            <text:p>‘zabbix’ database is not on the list.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08-16T17:07:28.613000000</dc:date>
    <meta:editing-duration>PT51M43S</meta:editing-duration>
    <meta:editing-cycles>7</meta:editing-cycles>
    <meta:generator>LibreOffice/6.0.4.2$Windows_X86_64 LibreOffice_project/9b0d9b32d5dcda91d2f1a96dc04c645c450872bf</meta:generator>
    <meta:document-statistic meta:table-count="1" meta:cell-count="93" meta:object-count="0"/>
  </office:meta>
</office:document-meta>
</file>